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0827c9"/>
    </style:style>
    <style:style style:name="P5" style:family="paragraph" style:parent-style-name="Table_20_Contents">
      <style:text-properties officeooo:paragraph-rsid="000827c9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Ngaha </dc:creator><dc:date>2016-05-20T15:21:17</dc:date><text:p>do row for i in [i for i, j in enumerate(urbanEventObj.getRecipients()) if i%2==0]</text:p></office:annotation><text:text-input text:description="">urbanEventObj.getRecipients()[i].getName()</text:text-input><text:s/><text:text-input text:description="">urbanEventObj.getRecipients()[i].getFirstname()</text:text-input></text:p>
            <text:p text:style-name="P5"><text:text-input text:description="">urbanEventObj.getRecipients()[i].getStreet()</text:text-input>, <text:text-input text:description="">urbanEventObj.getRecipients()[i].getNumber()</text:text-input></text:p>
            <text:p text:style-name="P5"><text:text-input text:description="">urbanEventObj.getRecipients()[i].getAdr1()</text:text-input></text:p>
          </table:table-cell>
          <table:table-cell table:style-name="Tableau1.B1" office:value-type="string">
            <text:p text:style-name="P4"><text:text-input text:description="">urbanEventObj.getRecipients()[i+1].getName()</text:text-input><text:s/><text:text-input text:description="">urbanEventObj.getRecipients()[i+1].getFirstname()</text:text-input></text:p>
            <text:p text:style-name="P5"><text:text-input text:description="">urbanEventObj.getRecipients()[i+1].getStreet()</text:text-input>, <text:text-input text:description="">urbanEventObj.getRecipients()[i+1].getNumber()</text:text-input></text:p>
            <text:p text:style-name="P5"><text:text-input text:description="">urbanEventObj.getRecipients()[i+1].getAdr1()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0-02-02T10:57:42</meta:creation-date>
    <dc:date>2021-03-18T08:09:52.161086448</dc:date>
    <meta:print-date>2010-02-02T12:03:40</meta:print-date>
    <meta:editing-cycles>26</meta:editing-cycles>
    <meta:editing-duration>PT50M13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